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966cm" fo:min-width="3.35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8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839cm"/>
      <style:paragraph-properties style:writing-mode="lr-tb"/>
    </style:style>
    <style:style style:name="gr13" style:family="graphic" style:parent-style-name="objectwithoutfill">
      <style:graphic-properties draw:stroke="dash" draw:stroke-dash="Long_20_Dash" draw:marker-end="Extrémités_20_de_20_flèche_20_5" draw:marker-end-width="0.3cm" svg:stroke-linecap="butt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5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7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9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933cm"/>
      <style:paragraph-properties style:writing-mode="lr-tb"/>
    </style:style>
    <style:style style:name="gr21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582cm"/>
      <style:paragraph-properties style:writing-mode="lr-tb"/>
    </style:style>
    <style:style style:name="gr23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4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26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27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28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31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32" style:family="graphic" style:parent-style-name="objectwithoutfill">
      <style:graphic-properties draw:stroke="solid" draw:stroke-dash="Long_20_Dash" draw:marker-end="Extrémités_20_de_20_flèche_20_19" draw:marker-end-width="0.3cm" svg:stroke-linecap="butt" draw:fill="none" draw:textarea-vertical-align="middle"/>
    </style:style>
    <style:style style:name="gr33" style:family="graphic" style:parent-style-name="objectwithoutfill">
      <style:graphic-properties draw:stroke="dash" draw:stroke-dash="Dash" draw:marker-end="Extrémités_20_de_20_flèche_20_21" draw:marker-end-width="0.3cm" svg:stroke-linecap="butt" draw:fill="none" draw:textarea-vertical-align="middle"/>
    </style:style>
    <style:style style:name="gr34" style:family="graphic" style:parent-style-name="standard">
      <style:graphic-properties draw:textarea-horizontal-align="justify" draw:textarea-vertical-align="middle" draw:auto-grow-height="false" fo:min-height="1.5cm" fo:min-width="6.75cm"/>
      <style:paragraph-properties style:writing-mode="lr-tb"/>
    </style:style>
    <style:style style:name="gr35" style:family="graphic" style:parent-style-name="objectwithoutfill">
      <style:graphic-properties draw:stroke="dash" draw:stroke-dash="Dash" svg:stroke-linecap="butt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7.75cm" svg:height="1.673cm" svg:x="10.975cm" svg:y="1cm">
          <draw:text-box>
            <text:p text:style-name="P1">Diagramme de la <text:s/>connexion</text:p>
          </draw:text-box>
        </draw:frame>
        <draw:line draw:style-name="gr2" draw:text-style-name="P3" draw:layer="layout" svg:x1="2.844cm" svg:y1="7.078cm" svg:x2="3.75cm" svg:y2="7.501cm">
          <text:p/>
        </draw:line>
        <draw:g>
          <draw:g>
            <draw:custom-shape draw:style-name="gr3" draw:text-style-name="P1" draw:layer="layout" svg:width="0.293cm" svg:height="0.292cm" svg:x="3.895cm" svg:y="8.1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4.042cm" svg:y1="8.416cm" svg:x2="4.042cm" svg:y2="8.805cm">
              <text:p/>
            </draw:line>
            <draw:line draw:style-name="gr4" draw:text-style-name="P3" draw:layer="layout" svg:x1="3.799cm" svg:y1="8.514cm" svg:x2="4.285cm" svg:y2="8.514cm">
              <text:p/>
            </draw:line>
            <draw:line draw:style-name="gr4" draw:text-style-name="P3" draw:layer="layout" svg:x1="4.042cm" svg:y1="8.805cm" svg:x2="3.75cm" svg:y2="9cm">
              <text:p/>
            </draw:line>
            <draw:line draw:style-name="gr4" draw:text-style-name="P3" draw:layer="layout" svg:x1="4.334cm" svg:y1="9cm" svg:x2="4.042cm" svg:y2="8.805cm">
              <text:p/>
            </draw:line>
          </draw:g>
          <draw:frame draw:style-name="gr5" draw:text-style-name="P4" draw:layer="layout" svg:width="2.25cm" svg:height="0.645cm" svg:x="3cm" svg:y="8.855cm">
            <draw:text-box>
              <text:p><text:span text:style-name="T1">Utilisateur</text:span></text:p>
            </draw:text-box>
          </draw:frame>
        </draw:g>
        <draw:g>
          <draw:g>
            <draw:custom-shape draw:style-name="gr3" draw:text-style-name="P1" draw:layer="layout" svg:width="0.293cm" svg:height="0.292cm" svg:x="1.812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.959cm" svg:y1="6.541cm" svg:x2="1.959cm" svg:y2="6.93cm">
              <text:p/>
            </draw:line>
            <draw:line draw:style-name="gr4" draw:text-style-name="P3" draw:layer="layout" svg:x1="1.716cm" svg:y1="6.639cm" svg:x2="2.202cm" svg:y2="6.639cm">
              <text:p/>
            </draw:line>
            <draw:line draw:style-name="gr4" draw:text-style-name="P3" draw:layer="layout" svg:x1="1.959cm" svg:y1="6.93cm" svg:x2="1.667cm" svg:y2="7.125cm">
              <text:p/>
            </draw:line>
            <draw:line draw:style-name="gr4" draw:text-style-name="P3" draw:layer="layout" svg:x1="2.251cm" svg:y1="7.125cm" svg:x2="1.959cm" svg:y2="6.93cm">
              <text:p/>
            </draw:line>
          </draw:g>
          <draw:frame draw:style-name="gr5" draw:text-style-name="P4" draw:layer="layout" svg:width="2cm" svg:height="0.645cm" svg:x="1.25cm" svg:y="7.375cm">
            <draw:text-box>
              <text:p><text:span text:style-name="T1">Bénévole</text:span></text:p>
            </draw:text-box>
          </draw:frame>
        </draw:g>
        <draw:g>
          <draw:g>
            <draw:custom-shape draw:style-name="gr3" draw:text-style-name="P1" draw:layer="layout" svg:width="0.293cm" svg:height="0.292cm" svg:x="1.812cm" svg:y="10.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.959cm" svg:y1="10.311cm" svg:x2="1.959cm" svg:y2="10.7cm">
              <text:p/>
            </draw:line>
            <draw:line draw:style-name="gr4" draw:text-style-name="P3" draw:layer="layout" svg:x1="1.716cm" svg:y1="10.409cm" svg:x2="2.202cm" svg:y2="10.409cm">
              <text:p/>
            </draw:line>
            <draw:line draw:style-name="gr4" draw:text-style-name="P3" draw:layer="layout" svg:x1="1.959cm" svg:y1="10.7cm" svg:x2="1.667cm" svg:y2="10.895cm">
              <text:p/>
            </draw:line>
            <draw:line draw:style-name="gr4" draw:text-style-name="P3" draw:layer="layout" svg:x1="2.251cm" svg:y1="10.895cm" svg:x2="1.959cm" svg:y2="10.7cm">
              <text:p/>
            </draw:line>
          </draw:g>
          <draw:frame draw:style-name="gr5" draw:text-style-name="P4" draw:layer="layout" svg:width="1.5cm" svg:height="0.645cm" svg:x="1.25cm" svg:y="11.145cm">
            <draw:text-box>
              <text:p><text:span text:style-name="T1">Élève</text:span></text:p>
            </draw:text-box>
          </draw:frame>
        </draw:g>
        <draw:line draw:style-name="gr2" draw:text-style-name="P3" draw:layer="layout" svg:x1="2.67cm" svg:y1="10.559cm" svg:x2="3.499cm" svg:y2="10cm">
          <text:p/>
        </draw:line>
        <draw:custom-shape draw:style-name="gr6" draw:text-style-name="P1" draw:layer="layout" svg:width="5.5cm" svg:height="1.768cm" svg:x="8cm" svg:y="5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2.962cm" svg:height="1.75cm" svg:x="9.044cm" svg:y="6cm">
          <draw:text-box>
            <text:p><text:span text:style-name="T2">Se connecter à son espace</text:span></text:p>
          </draw:text-box>
        </draw:frame>
        <draw:line draw:style-name="gr8" draw:text-style-name="P3" draw:layer="layout" svg:x1="4.75cm" svg:y1="8cm" svg:x2="7cm" svg:y2="6.75cm">
          <text:p/>
        </draw:line>
        <draw:line draw:style-name="gr9" draw:text-style-name="P3" draw:layer="layout" svg:x1="5cm" svg:y1="9cm" svg:x2="8.25cm" svg:y2="9cm">
          <text:p/>
        </draw:line>
        <draw:frame draw:style-name="gr10" draw:text-style-name="P5" draw:layer="layout" svg:width="3.625cm" svg:height="1.039cm" svg:x="9.5cm" svg:y="8.5cm">
          <draw:text-box>
            <text:p><text:span text:style-name="T2">Réinitialiser mot de passe</text:span></text:p>
          </draw:text-box>
        </draw:frame>
        <draw:line draw:style-name="gr11" draw:text-style-name="P3" draw:layer="layout" svg:x1="4.25cm" svg:y1="10cm" svg:x2="6.25cm" svg:y2="12.5cm">
          <text:p/>
        </draw:line>
        <draw:frame draw:style-name="gr12" draw:text-style-name="P5" draw:layer="layout" svg:width="2.75cm" svg:height="1.089cm" svg:x="9.25cm" svg:y="11.911cm">
          <draw:text-box>
            <text:p><text:span text:style-name="T2">Créer son compte</text:span></text:p>
          </draw:text-box>
        </draw:frame>
        <draw:line draw:style-name="gr13" draw:text-style-name="P3" draw:layer="layout" svg:x1="14cm" svg:y1="6.75cm" svg:x2="17.75cm" svg:y2="8.25cm">
          <text:p/>
        </draw:line>
        <draw:frame draw:style-name="gr14" draw:text-style-name="P6" draw:layer="layout" svg:width="2.25cm" svg:height="0.75cm" draw:transform="rotate (-0.430049127691403) translate (15.061cm 6.507cm)">
          <draw:text-box>
            <text:p><text:span text:style-name="T3">&lt;&lt;include&gt;&gt;</text:span></text:p>
          </draw:text-box>
        </draw:frame>
        <draw:line draw:style-name="gr13" draw:text-style-name="P3" draw:layer="layout" svg:x1="14.25cm" svg:y1="9.024cm" svg:x2="16.574cm" svg:y2="9cm">
          <text:p/>
        </draw:line>
        <draw:frame draw:style-name="gr14" draw:text-style-name="P6" draw:layer="layout" svg:width="2.25cm" svg:height="0.75cm" svg:x="14cm" svg:y="8.5cm">
          <draw:text-box>
            <text:p><text:span text:style-name="T3">&lt;&lt;include&gt;&gt;</text:span></text:p>
          </draw:text-box>
        </draw:frame>
        <draw:frame draw:style-name="gr14" draw:text-style-name="P6" draw:layer="layout" svg:width="2.148cm" svg:height="0.75cm" svg:x="14.176cm" svg:y="12cm">
          <draw:text-box>
            <text:p><text:span text:style-name="T3">&lt;&lt;include&gt;&gt;</text:span></text:p>
          </draw:text-box>
        </draw:frame>
        <draw:frame draw:style-name="gr10" draw:text-style-name="P5" draw:layer="layout" svg:width="2.625cm" svg:height="1.039cm" svg:x="18.375cm" svg:y="11.75cm">
          <draw:text-box>
            <text:p><text:span text:style-name="T2">Confirmer par mail</text:span></text:p>
          </draw:text-box>
        </draw:frame>
        <draw:custom-shape draw:style-name="gr6" draw:text-style-name="P1" draw:layer="layout" svg:width="5.5cm" svg:height="1.768cm" svg:x="8.2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5cm" svg:height="1.768cm" svg:x="7.7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4.176cm" svg:y1="12.5cm" svg:x2="16.5cm" svg:y2="12.476cm">
          <text:p/>
        </draw:line>
        <draw:custom-shape draw:style-name="gr6" draw:text-style-name="P1" draw:layer="layout" svg:width="5.5cm" svg:height="1.768cm" svg:x="17.25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5cm" svg:height="1.768cm" svg:x="17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5" draw:layer="layout" svg:width="2.625cm" svg:height="0.75cm" svg:x="18.625cm" svg:y="8.5cm">
          <draw:text-box>
            <text:p><text:span text:style-name="T2">s’authentifier</text:span></text:p>
          </draw:text-box>
        </draw:frame>
      </draw:page>
      <draw:page draw:name="page2" draw:style-name="dp1" draw:master-page-name="Standard">
        <draw:frame draw:style-name="gr1" draw:text-style-name="P2" draw:layer="layout" svg:width="7.75cm" svg:height="1.673cm" svg:x="10.975cm" svg:y="1cm">
          <draw:text-box>
            <text:p text:style-name="P1">Diagramme du tableau de bord</text:p>
          </draw:text-box>
        </draw:frame>
        <draw:g>
          <draw:g>
            <draw:custom-shape draw:style-name="gr3" draw:text-style-name="P1" draw:layer="layout" svg:width="0.293cm" svg:height="0.292cm" svg:x="1.812cm" svg:y="6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.959cm" svg:y1="6.541cm" svg:x2="1.959cm" svg:y2="6.93cm">
              <text:p/>
            </draw:line>
            <draw:line draw:style-name="gr4" draw:text-style-name="P3" draw:layer="layout" svg:x1="1.716cm" svg:y1="6.639cm" svg:x2="2.202cm" svg:y2="6.639cm">
              <text:p/>
            </draw:line>
            <draw:line draw:style-name="gr4" draw:text-style-name="P3" draw:layer="layout" svg:x1="1.959cm" svg:y1="6.93cm" svg:x2="1.667cm" svg:y2="7.125cm">
              <text:p/>
            </draw:line>
            <draw:line draw:style-name="gr4" draw:text-style-name="P3" draw:layer="layout" svg:x1="2.251cm" svg:y1="7.125cm" svg:x2="1.959cm" svg:y2="6.93cm">
              <text:p/>
            </draw:line>
          </draw:g>
          <draw:frame draw:style-name="gr5" draw:text-style-name="P4" draw:layer="layout" svg:width="2cm" svg:height="0.645cm" svg:x="1.25cm" svg:y="7.375cm">
            <draw:text-box>
              <text:p><text:span text:style-name="T1">Bénévole</text:span></text:p>
            </draw:text-box>
          </draw:frame>
        </draw:g>
        <draw:g>
          <draw:g>
            <draw:custom-shape draw:style-name="gr3" draw:text-style-name="P1" draw:layer="layout" svg:width="0.293cm" svg:height="0.292cm" svg:x="1.812cm" svg:y="10.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.959cm" svg:y1="10.311cm" svg:x2="1.959cm" svg:y2="10.7cm">
              <text:p/>
            </draw:line>
            <draw:line draw:style-name="gr4" draw:text-style-name="P3" draw:layer="layout" svg:x1="1.716cm" svg:y1="10.409cm" svg:x2="2.202cm" svg:y2="10.409cm">
              <text:p/>
            </draw:line>
            <draw:line draw:style-name="gr4" draw:text-style-name="P3" draw:layer="layout" svg:x1="1.959cm" svg:y1="10.7cm" svg:x2="1.667cm" svg:y2="10.895cm">
              <text:p/>
            </draw:line>
            <draw:line draw:style-name="gr4" draw:text-style-name="P3" draw:layer="layout" svg:x1="2.251cm" svg:y1="10.895cm" svg:x2="1.959cm" svg:y2="10.7cm">
              <text:p/>
            </draw:line>
          </draw:g>
          <draw:frame draw:style-name="gr5" draw:text-style-name="P4" draw:layer="layout" svg:width="1.5cm" svg:height="0.645cm" svg:x="1.25cm" svg:y="11.145cm">
            <draw:text-box>
              <text:p><text:span text:style-name="T1">Élève</text:span></text:p>
            </draw:text-box>
          </draw:frame>
        </draw:g>
        <draw:g>
          <draw:g>
            <draw:custom-shape draw:style-name="gr3" draw:text-style-name="P1" draw:layer="layout" svg:width="0.293cm" svg:height="0.292cm" svg:x="5.145cm" svg:y="8.3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292cm" svg:y1="8.666cm" svg:x2="5.292cm" svg:y2="9.055cm">
              <text:p/>
            </draw:line>
            <draw:line draw:style-name="gr4" draw:text-style-name="P3" draw:layer="layout" svg:x1="5.049cm" svg:y1="8.764cm" svg:x2="5.535cm" svg:y2="8.764cm">
              <text:p/>
            </draw:line>
            <draw:line draw:style-name="gr4" draw:text-style-name="P3" draw:layer="layout" svg:x1="5.292cm" svg:y1="9.055cm" svg:x2="5cm" svg:y2="9.25cm">
              <text:p/>
            </draw:line>
            <draw:line draw:style-name="gr4" draw:text-style-name="P3" draw:layer="layout" svg:x1="5.584cm" svg:y1="9.25cm" svg:x2="5.292cm" svg:y2="9.055cm">
              <text:p/>
            </draw:line>
          </draw:g>
          <draw:frame draw:style-name="gr5" draw:text-style-name="P4" draw:layer="layout" svg:width="2.25cm" svg:height="0.645cm" svg:x="4.25cm" svg:y="9.105cm">
            <draw:text-box>
              <text:p><text:span text:style-name="T1">Utilisateur</text:span></text:p>
            </draw:text-box>
          </draw:frame>
        </draw:g>
        <draw:line draw:style-name="gr15" draw:text-style-name="P3" draw:layer="layout" svg:x1="3cm" svg:y1="7.5cm" svg:x2="4.5cm" svg:y2="8.5cm">
          <text:p/>
        </draw:line>
        <draw:line draw:style-name="gr16" draw:text-style-name="P3" draw:layer="layout" svg:x1="2.75cm" svg:y1="10.5cm" svg:x2="4.5cm" svg:y2="9.5cm">
          <text:p/>
        </draw:line>
        <draw:line draw:style-name="gr17" draw:text-style-name="P3" draw:layer="layout" svg:x1="6.25cm" svg:y1="8.5cm" svg:x2="8.5cm" svg:y2="7.75cm">
          <text:p/>
        </draw:line>
        <draw:custom-shape draw:style-name="gr6" draw:text-style-name="P1" draw:layer="layout" svg:width="5.5cm" svg:height="1.768cm" svg:x="8.75cm" svg:y="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25cm" svg:height="1.433cm" svg:x="9.875cm" svg:y="6.918cm">
          <draw:text-box>
            <text:p><text:span text:style-name="T2">Voir une liste de prochains évènements</text:span></text:p>
          </draw:text-box>
        </draw:frame>
        <draw:custom-shape draw:style-name="gr6" draw:text-style-name="P1" draw:layer="layout" svg:width="5.5cm" svg:height="1.768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625cm" svg:height="1.039cm" svg:x="9.688cm" svg:y="4.847cm">
          <draw:text-box>
            <text:p><text:span text:style-name="T2">Voir un récapitulatif des tâches</text:span></text:p>
          </draw:text-box>
        </draw:frame>
        <draw:line draw:style-name="gr19" draw:text-style-name="P3" draw:layer="layout" svg:x1="6.227cm" svg:y1="8.258cm" svg:x2="8.272cm" svg:y2="5.993cm">
          <text:p/>
        </draw:line>
        <draw:custom-shape draw:style-name="gr6" draw:text-style-name="P1" draw:layer="layout" svg:width="5.5cm" svg:height="1.768cm" svg:x="8.5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5" draw:layer="layout" svg:width="3.75cm" svg:height="1.183cm" svg:x="9.375cm" svg:y="9.275cm">
          <draw:text-box>
            <text:p><text:span text:style-name="T2">Voir le nombre de messages non lus</text:span></text:p>
          </draw:text-box>
        </draw:frame>
        <draw:line draw:style-name="gr21" draw:text-style-name="P3" draw:layer="layout" svg:x1="6.25cm" svg:y1="9cm" svg:x2="8cm" svg:y2="9.75cm">
          <text:p/>
        </draw:line>
        <draw:custom-shape draw:style-name="gr6" draw:text-style-name="P1" draw:layer="layout" svg:width="5.5cm" svg:height="1.768cm" svg:x="8.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125cm" svg:height="1.433cm" svg:x="9.688cm" svg:y="11.418cm">
          <draw:text-box>
            <text:p><text:span text:style-name="T2">Accéder au gestionnaire des tâches</text:span></text:p>
          </draw:text-box>
        </draw:frame>
        <draw:custom-shape draw:style-name="gr6" draw:text-style-name="P1" draw:layer="layout" svg:width="5.5cm" svg:height="1.768cm" svg:x="8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3.125cm" svg:height="0.832cm" svg:x="9.688cm" svg:y="13.968cm">
          <draw:text-box>
            <text:p><text:span text:style-name="T2">Accéder au chat</text:span></text:p>
          </draw:text-box>
        </draw:frame>
        <draw:custom-shape draw:style-name="gr6" draw:text-style-name="P1" draw:layer="layout" svg:width="5.5cm" svg:height="1.768cm" svg:x="8.499cm" svg:y="1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5" draw:layer="layout" svg:width="3.125cm" svg:height="0.832cm" svg:x="9.687cm" svg:y="18.199cm">
          <draw:text-box>
            <text:p><text:span text:style-name="T2">Se déconnecter</text:span></text:p>
          </draw:text-box>
        </draw:frame>
        <draw:line draw:style-name="gr23" draw:text-style-name="P3" draw:layer="layout" svg:x1="5.75cm" svg:y1="10cm" svg:x2="8cm" svg:y2="12cm">
          <text:p/>
        </draw:line>
        <draw:line draw:style-name="gr24" draw:text-style-name="P3" draw:layer="layout" svg:x1="5.5cm" svg:y1="10cm" svg:x2="8cm" svg:y2="14.5cm">
          <text:p/>
        </draw:line>
        <draw:line draw:style-name="gr25" draw:text-style-name="P3" draw:layer="layout" svg:x1="5.25cm" svg:y1="10cm" svg:x2="8cm" svg:y2="16.25cm">
          <text:p/>
        </draw:line>
        <draw:custom-shape draw:style-name="gr6" draw:text-style-name="P1" draw:layer="layout" svg:width="5.5cm" svg:height="1.768cm" svg:x="8.5cm" svg:y="17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5cm" svg:height="1.768cm" svg:x="8.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125cm" svg:height="1.039cm" svg:x="9.688cm" svg:y="15.718cm">
          <draw:text-box>
            <text:p><text:span text:style-name="T2">Accéder au calendrier</text:span></text:p>
          </draw:text-box>
        </draw:frame>
        <draw:custom-shape draw:style-name="gr6" draw:text-style-name="P1" draw:layer="layout" svg:width="5.5cm" svg:height="1.768cm" svg:x="8.501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125cm" svg:height="1.039cm" svg:x="9.689cm" svg:y="15.719cm">
          <draw:text-box>
            <text:p><text:span text:style-name="T2">Accéder au calendrier</text:span></text:p>
          </draw:text-box>
        </draw:frame>
        <draw:line draw:style-name="gr26" draw:text-style-name="P3" draw:layer="layout" svg:x1="5cm" svg:y1="10.25cm" svg:x2="8.25cm" svg:y2="18.25cm">
          <text:p/>
        </draw:line>
      </draw:page>
      <draw:page draw:name="page3" draw:style-name="dp1" draw:master-page-name="Standard">
        <draw:frame draw:style-name="gr1" draw:text-style-name="P2" draw:layer="layout" svg:width="7.75cm" svg:height="1.673cm" svg:x="10.975cm" svg:y="1.001cm">
          <draw:text-box>
            <text:p text:style-name="P1">Diagramme du gestionnaire de tâche</text:p>
          </draw:text-box>
        </draw:frame>
        <draw:g>
          <draw:g>
            <draw:custom-shape draw:style-name="gr3" draw:text-style-name="P1" draw:layer="layout" svg:width="0.293cm" svg:height="0.292cm" svg:x="21.812cm" svg:y="7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959cm" svg:y1="7.541cm" svg:x2="21.959cm" svg:y2="7.93cm">
              <text:p/>
            </draw:line>
            <draw:line draw:style-name="gr4" draw:text-style-name="P3" draw:layer="layout" svg:x1="21.716cm" svg:y1="7.639cm" svg:x2="22.202cm" svg:y2="7.639cm">
              <text:p/>
            </draw:line>
            <draw:line draw:style-name="gr4" draw:text-style-name="P3" draw:layer="layout" svg:x1="21.959cm" svg:y1="7.93cm" svg:x2="21.667cm" svg:y2="8.125cm">
              <text:p/>
            </draw:line>
            <draw:line draw:style-name="gr4" draw:text-style-name="P3" draw:layer="layout" svg:x1="22.251cm" svg:y1="8.125cm" svg:x2="21.959cm" svg:y2="7.93cm">
              <text:p/>
            </draw:line>
          </draw:g>
          <draw:frame draw:style-name="gr5" draw:text-style-name="P4" draw:layer="layout" svg:width="2cm" svg:height="0.645cm" svg:x="21.25cm" svg:y="8.375cm">
            <draw:text-box>
              <text:p><text:span text:style-name="T1">Bénévole</text:span></text:p>
            </draw:text-box>
          </draw:frame>
        </draw:g>
        <draw:g>
          <draw:g>
            <draw:custom-shape draw:style-name="gr3" draw:text-style-name="P1" draw:layer="layout" svg:width="0.293cm" svg:height="0.292cm" svg:x="5.312cm" svg:y="7.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459cm" svg:y1="8.021cm" svg:x2="5.459cm" svg:y2="8.41cm">
              <text:p/>
            </draw:line>
            <draw:line draw:style-name="gr4" draw:text-style-name="P3" draw:layer="layout" svg:x1="5.216cm" svg:y1="8.119cm" svg:x2="5.702cm" svg:y2="8.119cm">
              <text:p/>
            </draw:line>
            <draw:line draw:style-name="gr4" draw:text-style-name="P3" draw:layer="layout" svg:x1="5.459cm" svg:y1="8.41cm" svg:x2="5.167cm" svg:y2="8.605cm">
              <text:p/>
            </draw:line>
            <draw:line draw:style-name="gr4" draw:text-style-name="P3" draw:layer="layout" svg:x1="5.751cm" svg:y1="8.605cm" svg:x2="5.459cm" svg:y2="8.41cm">
              <text:p/>
            </draw:line>
          </draw:g>
          <draw:frame draw:style-name="gr5" draw:text-style-name="P4" draw:layer="layout" svg:width="1.5cm" svg:height="0.645cm" svg:x="4.75cm" svg:y="8.855cm">
            <draw:text-box>
              <text:p><text:span text:style-name="T1">Élève</text:span></text:p>
            </draw:text-box>
          </draw:frame>
        </draw:g>
        <draw:line draw:style-name="gr17" draw:text-style-name="P3" draw:layer="layout" svg:x1="6.26cm" svg:y1="8.501cm" svg:x2="10.25cm" svg:y2="8cm">
          <text:p/>
        </draw:line>
        <draw:custom-shape draw:style-name="gr6" draw:text-style-name="P1" draw:layer="layout" svg:width="5.5cm" svg:height="1.768cm" svg:x="11.25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25cm" svg:height="1.433cm" svg:x="12.375cm" svg:y="7.15cm">
          <draw:text-box>
            <text:p><text:span text:style-name="T2">Ajouter une tâche pour soi même</text:span></text:p>
          </draw:text-box>
        </draw:frame>
        <draw:custom-shape draw:style-name="gr6" draw:text-style-name="P1" draw:layer="layout" svg:width="5.5cm" svg:height="1.768cm" svg:x="11.25cm" svg:y="6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625cm" svg:height="1.039cm" svg:x="12.188cm" svg:y="5.097cm">
          <draw:text-box>
            <text:p><text:span text:style-name="T2">Voir toutes les tâches</text:span></text:p>
          </draw:text-box>
        </draw:frame>
        <draw:line draw:style-name="gr19" draw:text-style-name="P3" draw:layer="layout" svg:x1="6.237cm" svg:y1="8.258cm" svg:x2="10.25cm" svg:y2="6cm">
          <text:p/>
        </draw:line>
        <draw:line draw:style-name="gr27" draw:text-style-name="P3" draw:layer="layout" svg:x1="21.25cm" svg:y1="7.5cm" svg:x2="18.5cm" svg:y2="6.25cm">
          <text:p/>
        </draw:line>
        <draw:frame draw:style-name="gr18" draw:text-style-name="P5" draw:layer="layout" svg:width="3.25cm" svg:height="1.433cm" svg:x="12.375cm" svg:y="9.418cm">
          <draw:text-box>
            <text:p><text:span text:style-name="T2">Ajouter une tâche pour l’élève</text:span></text:p>
          </draw:text-box>
        </draw:frame>
        <draw:custom-shape draw:style-name="gr6" draw:text-style-name="P1" draw:layer="layout" svg:width="5.5cm" svg:height="1.768cm" svg:x="11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3" draw:layer="layout" svg:x1="21cm" svg:y1="9cm" svg:x2="17.5cm" svg:y2="10cm">
          <text:p/>
        </draw:line>
      </draw:page>
      <draw:page draw:name="page4" draw:style-name="dp1" draw:master-page-name="Standard">
        <draw:frame draw:style-name="gr29" draw:text-style-name="P2" draw:layer="layout" svg:width="7.75cm" svg:height="1.25cm" svg:x="10.975cm" svg:y="1.002cm">
          <draw:text-box>
            <text:p text:style-name="P1">Diagramme du calendrier</text:p>
          </draw:text-box>
        </draw:frame>
        <draw:g>
          <draw:g>
            <draw:custom-shape draw:style-name="gr3" draw:text-style-name="P1" draw:layer="layout" svg:width="0.293cm" svg:height="0.292cm" svg:x="17.312cm" svg:y="8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7.459cm" svg:y1="8.541cm" svg:x2="17.459cm" svg:y2="8.93cm">
              <text:p/>
            </draw:line>
            <draw:line draw:style-name="gr4" draw:text-style-name="P3" draw:layer="layout" svg:x1="17.216cm" svg:y1="8.639cm" svg:x2="17.702cm" svg:y2="8.639cm">
              <text:p/>
            </draw:line>
            <draw:line draw:style-name="gr4" draw:text-style-name="P3" draw:layer="layout" svg:x1="17.459cm" svg:y1="8.93cm" svg:x2="17.167cm" svg:y2="9.125cm">
              <text:p/>
            </draw:line>
            <draw:line draw:style-name="gr4" draw:text-style-name="P3" draw:layer="layout" svg:x1="17.751cm" svg:y1="9.125cm" svg:x2="17.459cm" svg:y2="8.93cm">
              <text:p/>
            </draw:line>
          </draw:g>
          <draw:frame draw:style-name="gr5" draw:text-style-name="P4" draw:layer="layout" svg:width="2cm" svg:height="0.645cm" svg:x="16.75cm" svg:y="9.375cm">
            <draw:text-box>
              <text:p><text:span text:style-name="T1">Bénévole</text:span></text:p>
            </draw:text-box>
          </draw:frame>
        </draw:g>
        <draw:g>
          <draw:g>
            <draw:custom-shape draw:style-name="gr3" draw:text-style-name="P1" draw:layer="layout" svg:width="0.293cm" svg:height="0.292cm" svg:x="5.062cm" svg:y="8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209cm" svg:y1="8.521cm" svg:x2="5.209cm" svg:y2="8.91cm">
              <text:p/>
            </draw:line>
            <draw:line draw:style-name="gr4" draw:text-style-name="P3" draw:layer="layout" svg:x1="4.966cm" svg:y1="8.619cm" svg:x2="5.452cm" svg:y2="8.619cm">
              <text:p/>
            </draw:line>
            <draw:line draw:style-name="gr4" draw:text-style-name="P3" draw:layer="layout" svg:x1="5.209cm" svg:y1="8.91cm" svg:x2="4.917cm" svg:y2="9.105cm">
              <text:p/>
            </draw:line>
            <draw:line draw:style-name="gr4" draw:text-style-name="P3" draw:layer="layout" svg:x1="5.501cm" svg:y1="9.105cm" svg:x2="5.209cm" svg:y2="8.91cm">
              <text:p/>
            </draw:line>
          </draw:g>
          <draw:frame draw:style-name="gr5" draw:text-style-name="P4" draw:layer="layout" svg:width="1.5cm" svg:height="0.645cm" svg:x="4.5cm" svg:y="9.355cm">
            <draw:text-box>
              <text:p><text:span text:style-name="T1">Élève</text:span></text:p>
            </draw:text-box>
          </draw:frame>
        </draw:g>
        <draw:custom-shape draw:style-name="gr6" draw:text-style-name="P1" draw:layer="layout" svg:width="5.5cm" svg:height="1.768cm" svg:x="8cm" svg:y="5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625cm" svg:height="1.433cm" svg:x="9cm" svg:y="5.567cm">
          <draw:text-box>
            <text:p><text:span text:style-name="T2">Voir les rendez-vous et évènements</text:span></text:p>
          </draw:text-box>
        </draw:frame>
        <draw:line draw:style-name="gr30" draw:text-style-name="P3" draw:layer="layout" svg:x1="6.25cm" svg:y1="8.5cm" svg:x2="8.25cm" svg:y2="7cm">
          <text:p/>
        </draw:line>
        <draw:line draw:style-name="gr31" draw:text-style-name="P3" draw:layer="layout" svg:x1="16.25cm" svg:y1="9cm" svg:x2="13.75cm" svg:y2="7cm">
          <text:p/>
        </draw:line>
        <draw:custom-shape draw:style-name="gr6" draw:text-style-name="P1" draw:layer="layout" svg:width="5.5cm" svg:height="1.768cm" svg:x="8cm" svg:y="8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625cm" svg:height="1.039cm" svg:x="8.938cm" svg:y="9.347cm">
          <draw:text-box>
            <text:p><text:span text:style-name="T2">Ajouter des dates de rendez vous</text:span></text:p>
          </draw:text-box>
        </draw:frame>
        <draw:line draw:style-name="gr32" draw:text-style-name="P3" draw:layer="layout" svg:x1="16.25cm" svg:y1="9.5cm" svg:x2="14cm" svg:y2="9.75cm">
          <text:p/>
        </draw:line>
      </draw:page>
      <draw:page draw:name="page5" draw:style-name="dp1" draw:master-page-name="Standard">
        <draw:frame draw:style-name="gr29" draw:text-style-name="P2" draw:layer="layout" svg:width="7.75cm" svg:height="1.25cm" svg:x="10.975cm" svg:y="1.002cm">
          <draw:text-box>
            <text:p text:style-name="P1">Diagramme du chat</text:p>
          </draw:text-box>
        </draw:frame>
        <draw:g>
          <draw:g>
            <draw:custom-shape draw:style-name="gr3" draw:text-style-name="P1" draw:layer="layout" svg:width="0.293cm" svg:height="0.292cm" svg:x="21.812cm" svg:y="7.2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959cm" svg:y1="7.542cm" svg:x2="21.959cm" svg:y2="7.931cm">
              <text:p/>
            </draw:line>
            <draw:line draw:style-name="gr4" draw:text-style-name="P3" draw:layer="layout" svg:x1="21.716cm" svg:y1="7.64cm" svg:x2="22.202cm" svg:y2="7.64cm">
              <text:p/>
            </draw:line>
            <draw:line draw:style-name="gr4" draw:text-style-name="P3" draw:layer="layout" svg:x1="21.959cm" svg:y1="7.931cm" svg:x2="21.667cm" svg:y2="8.126cm">
              <text:p/>
            </draw:line>
            <draw:line draw:style-name="gr4" draw:text-style-name="P3" draw:layer="layout" svg:x1="22.251cm" svg:y1="8.126cm" svg:x2="21.959cm" svg:y2="7.931cm">
              <text:p/>
            </draw:line>
          </draw:g>
          <draw:frame draw:style-name="gr5" draw:text-style-name="P4" draw:layer="layout" svg:width="2cm" svg:height="0.645cm" svg:x="21.25cm" svg:y="8.376cm">
            <draw:text-box>
              <text:p><text:span text:style-name="T1">Bénévole</text:span></text:p>
            </draw:text-box>
          </draw:frame>
        </draw:g>
        <draw:g>
          <draw:g>
            <draw:custom-shape draw:style-name="gr3" draw:text-style-name="P1" draw:layer="layout" svg:width="0.293cm" svg:height="0.292cm" svg:x="5.312cm" svg:y="7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459cm" svg:y1="7.521cm" svg:x2="5.459cm" svg:y2="7.91cm">
              <text:p/>
            </draw:line>
            <draw:line draw:style-name="gr4" draw:text-style-name="P3" draw:layer="layout" svg:x1="5.216cm" svg:y1="7.619cm" svg:x2="5.702cm" svg:y2="7.619cm">
              <text:p/>
            </draw:line>
            <draw:line draw:style-name="gr4" draw:text-style-name="P3" draw:layer="layout" svg:x1="5.459cm" svg:y1="7.91cm" svg:x2="5.167cm" svg:y2="8.105cm">
              <text:p/>
            </draw:line>
            <draw:line draw:style-name="gr4" draw:text-style-name="P3" draw:layer="layout" svg:x1="5.751cm" svg:y1="8.105cm" svg:x2="5.459cm" svg:y2="7.91cm">
              <text:p/>
            </draw:line>
          </draw:g>
          <draw:frame draw:style-name="gr5" draw:text-style-name="P4" draw:layer="layout" svg:width="1.5cm" svg:height="0.645cm" svg:x="4.75cm" svg:y="8.355cm">
            <draw:text-box>
              <text:p><text:span text:style-name="T1">Élève</text:span></text:p>
            </draw:text-box>
          </draw:frame>
        </draw:g>
        <draw:line draw:style-name="gr17" draw:text-style-name="P3" draw:layer="layout" svg:x1="7.51cm" svg:y1="8cm" svg:x2="10.75cm" svg:y2="9cm">
          <text:p/>
        </draw:line>
        <draw:custom-shape draw:style-name="gr6" draw:text-style-name="P1" draw:layer="layout" svg:width="5.5cm" svg:height="1.768cm" svg:x="11.25cm" svg:y="4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5" draw:layer="layout" svg:width="3.25cm" svg:height="1.433cm" svg:x="12.375cm" svg:y="8.418cm">
          <draw:text-box>
            <text:p><text:span text:style-name="T2">Echanger dans une messagerie instantané </text:span></text:p>
          </draw:text-box>
        </draw:frame>
        <draw:custom-shape draw:style-name="gr6" draw:text-style-name="P1" draw:layer="layout" svg:width="5.5cm" svg:height="1.768cm" svg:x="11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625cm" svg:height="1.039cm" svg:x="12.188cm" svg:y="5.098cm">
          <draw:text-box>
            <text:p><text:span text:style-name="T2">Ajouter/supprimer un contact</text:span></text:p>
          </draw:text-box>
        </draw:frame>
        <draw:line draw:style-name="gr28" draw:text-style-name="P3" draw:layer="layout" svg:x1="21cm" svg:y1="8.001cm" svg:x2="17.5cm" svg:y2="9cm">
          <text:p/>
        </draw:line>
        <draw:line draw:style-name="gr33" draw:text-style-name="P3" draw:layer="layout" svg:x1="13.75cm" svg:y1="6.75cm" svg:x2="13.75cm" svg:y2="8cm">
          <text:p/>
        </draw:line>
        <draw:frame draw:style-name="gr5" draw:text-style-name="P5" draw:layer="layout" svg:width="2.75cm" svg:height="0.645cm" svg:x="14cm" svg:y="7cm">
          <draw:text-box>
            <text:p><text:span text:style-name="T2">&lt;&lt;extend&gt;&gt;</text:span></text:p>
          </draw:text-box>
        </draw:frame>
        <draw:custom-shape draw:style-name="gr34" draw:text-style-name="P7" draw:layer="layout" svg:width="7.25cm" svg:height="1.75cm" svg:x="17.25cm" svg:y="2.75cm">
          <text:p text:style-name="P7"><text:span text:style-name="T2">Ajoute ou supprime un session de chat avec un interlocut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3" draw:layer="layout" svg:x1="17.25cm" svg:y1="4.5cm" svg:x2="16.5cm" svg:y2="5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fill="none"/>
      <style:paragraph-properties>
        <style:tab-stops/>
      </style:paragraph-properties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10:21:43.880000000</meta:creation-date>
    <dc:date>2022-03-07T13:26:53.596000000</dc:date>
    <meta:editing-duration>PT3H1M37S</meta:editing-duration>
    <meta:editing-cycles>21</meta:editing-cycles>
    <meta:generator>LibreOffice/7.2.5.2$Windows_X86_64 LibreOffice_project/499f9727c189e6ef3471021d6132d4c694f357e5</meta:generator>
    <meta:document-statistic meta:object-count="175"/>
  </office:meta>
</office:document-meta>
</file>